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Courier" svg:font-family="Courier" style:font-adornments="Normal"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MUTT ClearlyU Alternate Glyphs Wide" svg:font-family="'MUTT ClearlyU Alternate Glyphs Wide'"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ourier1" svg:font-family="Courier" style:font-family-generic="system" style:font-pitch="variable"/>
    <style:font-face style:name="DejaVu Sans" svg:font-family="'DejaVu Sans'" style:font-family-generic="system" style:font-pitch="variable"/>
    <style:font-face style:name="MUTT ClearlyU Alternate Glyphs Wide1" svg:font-family="'MUTT ClearlyU Alternate Glyphs Wide'" style:font-family-generic="system" style:font-pitch="variable"/>
  </office:font-face-decls>
  <office:automatic-styles>
    <style:style style:name="P1" style:family="paragraph" style:parent-style-name="Standard">
      <style:paragraph-properties fo:line-height="150%" fo:orphans="0" fo:widows="0"/>
      <style:text-properties style:font-name="Courier New1" fo:font-size="11pt" officeooo:rsid="0001984a" officeooo:paragraph-rsid="0001984a" style:font-size-asian="11pt" style:font-size-complex="11pt"/>
    </style:style>
    <style:style style:name="P2" style:family="paragraph" style:parent-style-name="Standard" style:master-page-name="">
      <style:paragraph-properties style:page-number="auto"/>
      <style:text-properties style:font-name="Courier New1" fo:font-size="11pt" officeooo:rsid="000896c6" officeooo:paragraph-rsid="000896c6" style:font-size-asian="11pt" style:font-size-complex="11pt"/>
    </style:style>
    <style:style style:name="P3" style:family="paragraph" style:parent-style-name="Standard">
      <style:text-properties style:font-name="Courier New1" fo:font-size="11pt" officeooo:rsid="000815a5" officeooo:paragraph-rsid="000815a5" style:font-size-asian="11pt" style:font-size-complex="11pt"/>
    </style:style>
    <style:style style:name="P4" style:family="paragraph" style:parent-style-name="Standard">
      <style:text-properties style:font-name="Courier New1" fo:font-size="11pt" officeooo:rsid="000896c6" officeooo:paragraph-rsid="000896c6" style:font-size-asian="11pt" style:font-size-complex="11pt"/>
    </style:style>
    <style:style style:name="P5" style:family="paragraph" style:parent-style-name="Standard">
      <style:text-properties officeooo:rsid="001f24bc" officeooo:paragraph-rsid="000543b8"/>
    </style:style>
    <style:style style:name="P6" style:family="paragraph" style:parent-style-name="Standard">
      <style:text-properties officeooo:rsid="00206f1d" officeooo:paragraph-rsid="000543b8"/>
    </style:style>
    <style:style style:name="P7" style:family="paragraph" style:parent-style-name="Standard">
      <style:text-properties officeooo:rsid="0021d565" officeooo:paragraph-rsid="000543b8"/>
    </style:style>
    <style:style style:name="P8" style:family="paragraph" style:parent-style-name="Header">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style="italic" officeooo:rsid="000286f3" style:font-style-asian="italic" style:font-style-complex="italic"/>
    </style:style>
    <style:style style:name="T3" style:family="text">
      <style:text-properties fo:font-style="italic" officeooo:rsid="000543b8" style:font-style-asian="italic" style:font-style-complex="italic"/>
    </style:style>
    <style:style style:name="T4" style:family="text">
      <style:text-properties fo:font-style="italic" officeooo:rsid="0005df52" style:font-style-asian="italic" style:font-style-complex="italic"/>
    </style:style>
    <style:style style:name="T5" style:family="text">
      <style:text-properties fo:font-style="italic" officeooo:rsid="000815a5" style:font-style-asian="italic" style:font-style-complex="italic"/>
    </style:style>
    <style:style style:name="T6" style:family="text">
      <style:text-properties fo:font-style="italic" officeooo:rsid="000896c6" style:font-style-asian="italic" style:font-style-complex="italic"/>
    </style:style>
    <style:style style:name="T7" style:family="text">
      <style:text-properties officeooo:rsid="001e3cc7"/>
    </style:style>
    <style:style style:name="T8" style:family="text">
      <style:text-properties officeooo:rsid="00206f1d"/>
    </style:style>
    <style:style style:name="T9" style:family="text">
      <style:text-properties officeooo:rsid="0021a21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griff, Angriff, Drehung, Terz!“, diktierte der alte Haushofmeister mit ruhiger Stimme zum gleichmäßigen Klappern der hölzernen Übungsschwerter im geschmackvollen Garten des Stadthauses. </text:p>
      <text:p text:style-name="P4">Frederick war bei der Parade geschickter, Gregors Schwert rutschte ungünstig ab und schlug gegen sein Knie. Der Junge heulte vor Schmerz auf und ließ sich in den Kies des Platzes fallen. Frederick sprang ihm bei und entschuldigte sich mit viel zu vielen unsicheren Worten. Gregor winkte ab, obwohl ihm Tränen in den Augen standen.</text:p>
      <text:p text:style-name="P4">„Das war meine Schuld, auf die Terz bin ich nie vorbereitet“, erklärte er frustriert. Frederick lächelte und reichte Gregor die Hand um ihn hoch zu ziehen.</text:p>
      <text:p text:style-name="P4">„Lass ihn in Ruhe, Frederick“, wurde er da von einer strengen Stimme angefahren. Augenblicklich zog Frederick die Hand zurück und Gregor griff ins Leere.</text:p>
      <text:p text:style-name="P4">„Gregor steh auf und zieh dich um, wir müssen los“, verlangte Ratsherr Emil Fachhauser. Den Spalier stehenden Frederick keines Blickes würdigend.</text:p>
      <text:p text:style-name="P4">Gregor ließ sich in den Kies fallen.</text:p>
      <text:p text:style-name="P4">„Ich will nicht“, maulte er, die Finger in die bunten Steinchen, die noch sein Großvater aus Maredo importiert hatte, vergrabend, als wolle er sich an dem losen Untergrund festhalten.</text:p>
      <text:p text:style-name="P4">„Vater, lasst mich Euch begleiten. Bitte, Sir“, bat Frederick diensteifrig, doch Emil Fachhauser beachtete ihn gar nicht.</text:p>
      <text:p text:style-name="P4">„Komm hoch, Sohn. Benimm dich nicht wie ein Kind.“</text:p>
      <text:p text:style-name="P4">Der gerade erst sechs Jahre alt gewordene Gregor sah seinen Vater an, als würde er begreifen, dass es unangebracht war einen Menschen, das gerade erst die Schrift erlernt und damit der völligen Unmündigkeit entwachsen war, dazu aufzufordern sich <text:soft-page-break/>nicht wie ein Kind zu benehmen, das er de facto immer noch war.</text:p>
      <text:p text:style-name="P4">„Frederick spricht mit Euch, Vater“, wies Gregor hin und hoffte den eifrigen Bruder vorschicken zu können, doch obwohl Frederick mit perfekter Manier, erneut die Bitte stellte, den Vater begleiten zu dürfen, blieb Ratsherr Emil bei seiner völligen Ignoranz. Obwohl er noch ein Kind war, erkannte Gregor die Unsinnigkeit hinter dem Beharren des Vaters, dass der unwillige Zweitgeborene an den öffentlichen Ratssitzungen teilnahm, statt des fügsamen und auf einen guten Anschein bedachten Namenserben. Er verweigerte sich dem Vater nicht nur aus persönlichem Unwillen, sondern auch aus Rücksicht auf den Bruder, dem er durch die unverschuldete Bevorzugung des Vaters Unrecht zu tun glaubte. Frederick hingegen gab Gregor keinerlei Schuld an der Ablehnung des Vaters, empfand seine Weigerungen die Pflichten eines Ratserben zu übernehmen hingegen als Kränkung, da er darin eine Abwertung des politischen Amtes sah, das für ihn selbst das höchste Gut war.</text:p>
      <text:p text:style-name="P4">Ratsherr Fachhauser verlor die Geduld, er hob den Arm und packte mit einem Zauber den Kragen von Gregors Weste und zerrte ihn mit einem sanften Wink die Treppen zum Haus hinauf. Gregors Knöchel schlug schmerzhaft gegen die Marmorstufen, während er gerade einmal mit den Zehenspitzen den Boden berührend hinaufgeschleift wurde. Gregor klammerte sich mit den Händen an dem ihm den Atem abschnürendem Stoff, versuchte abwechselnd die Füße auf den Boden zu bekommen und die Knie anzuziehen um nicht gegen die Stufen zu schlagen, erst vor der Tatrassentür ließ der Vater los und Gregor stolperte in den mit Korbmöbeln gestalteten Wintergarten. Seine Mutter kam ihm entgegen, strich wie beiläufig über sein Haar, als würde er mit vom Spiel geröteten Wangen ins Haus stürmen und nicht nach Luft schnappend hineinstolpern. Sein Vater folgte ihm, <text:soft-page-break/>ruhig, gesittet, die Hände hinter dem Rücken verschränkt, verbeugte sich förmlich vor der Gemahlin und legte Gregor eine starke Hand auf die Schulter. Der Junge gab auf, mit gesenktem Kopf begleitete er den Vater in die Eingangshalle und lief dann mit tränenden Augen die Treppe hinauf um sich umzukleiden. Es war nicht der Schmerz im Knie, nicht der im angeschlagen Knöchel der ihn weinen ließ, es war ein Schmerz in der Brust, der Druck, der ihm das Atmen schwer machte, als müsse sich etwas in seinem Inneren verbiegen. Es war gekränkter Stol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Courier" svg:font-family="Courier" style:font-adornments="Normal"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MUTT ClearlyU Alternate Glyphs Wide" svg:font-family="'MUTT ClearlyU Alternate Glyphs Wide'"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ourier1" svg:font-family="Courier" style:font-family-generic="system" style:font-pitch="variable"/>
    <style:font-face style:name="DejaVu Sans" svg:font-family="'DejaVu Sans'" style:font-family-generic="system" style:font-pitch="variable"/>
    <style:font-face style:name="MUTT ClearlyU Alternate Glyphs Wide1" svg:font-family="'MUTT ClearlyU Alternate Glyphs Wide'"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0.85cm" fo:orphans="0" fo:widows="0" style:page-number="auto"/>
      <style:text-properties style:font-name="Courier New" fo:font-family="'Courier New'" style:font-style-name="Normal" style:font-family-generic="modern" style:font-pitch="fixed" style:letter-kerning="fals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fo:line-height="100%" text:number-lines="false" text:line-number="0">
        <style:tab-stops>
          <style:tab-stop style:position="7.62cm" style:type="center"/>
          <style:tab-stop style:position="15.24cm" style:type="right"/>
        </style:tab-stops>
      </style:paragraph-properties>
      <style:text-properties style:font-name="Times New Roman1" fo:font-family="'Times New Roman'" style:font-style-name="Normal" style:font-family-generic="roman" style:font-pitch="variable" fo:font-size="10.5pt" style:font-size-asian="10.5pt"/>
    </style:style>
    <style:style style:name="Header" style:family="paragraph" style:parent-style-name="Standard" style:class="extra" style:master-page-name="">
      <style:paragraph-properties fo:line-height="100%" style:page-number="auto" text:number-lines="false" text:line-number="0">
        <style:tab-stops>
          <style:tab-stop style:position="7.62cm" style:type="center"/>
          <style:tab-stop style:position="15.24cm" style:type="right"/>
        </style:tab-stops>
      </style:paragraph-properties>
      <style:text-properties style:font-name="Times New Roman1" fo:font-family="'Times New Roman'" style:font-style-name="Normal" style:font-family-generic="roman" style:font-pitch="variable" fo:font-size="10.5pt" style:font-size-asian="10.5pt"/>
    </style:style>
    <style:style style:name="Line_20_numbering" style:display-name="Line numbering" style:family="text">
      <style:text-properties fo:font-size="7pt" style:font-size-asian="10.5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restart-on-page="true"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Header">
      <style:paragraph-properties fo:text-align="justify" style:justify-single-word="false"/>
    </style:style>
    <style:style style:name="MT1" style:family="text">
      <style:text-properties fo:font-style="italic" officeooo:rsid="000896c6" style:font-style-asian="italic" style:font-style-complex="italic"/>
    </style:style>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1.199cm" fo:margin-bottom="1.199cm" fo:margin-left="2cm" fo:margin-right="3.76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svg:height="0.699cm" fo:margin-left="0cm" fo:margin-right="0cm" fo:margin-bottom="0.199cm" style:dynamic-spacing="false"/>
      </style:header-style>
      <style:footer-style>
        <style:header-footer-properties svg:height="0.699cm" fo:margin-left="0cm" fo:margin-right="0cm" fo:margin-top="0.199cm" style:dynamic-spacing="false"/>
      </style:footer-style>
    </style:page-layout>
    <style:page-layout style:name="Mpm2">
      <style:page-layout-properties fo:page-width="22.7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Gattland</text:span><text:span text:style-name="MT2">: </text:span><text:span text:style-name="MT1">Sei kein Kind</text:span><text:tab/><text:tab/>Seite <text:page-number text:select-page="current">3</text:page-number> von <text:page-count>3</text:page-count></text:p>
      </style:header>
      <style:footer>
        <text:p text:style-name="Footer"/>
      </style:footer>
    </style:master-page>
    <style:master-page style:name="Envelo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Linux_X86_64 LibreOffice_project/20m0$Build-1</meta:generator>
    <dc:title>Normseite</dc:title>
    <dc:subject>LIESMICH und Bespiel zur OO Writer Vorlage Normseite</dc:subject>
    <meta:creation-date>2015-10-31T10:27:22.279072808</meta:creation-date>
    <meta:editing-cycles>3</meta:editing-cycles>
    <meta:editing-duration>PT7M22S</meta:editing-duration>
    <dc:date>2017-07-27T16:07:00.106978541</dc:date>
    <meta:document-statistic meta:table-count="0" meta:image-count="0" meta:object-count="0" meta:page-count="3" meta:paragraph-count="13" meta:word-count="633" meta:character-count="4045" meta:non-whitespace-character-count="3423"/>
    <meta:user-defined meta:name="Info 1"/>
    <meta:user-defined meta:name="Info 2"/>
    <meta:user-defined meta:name="Info 3"/>
    <meta:user-defined meta:name="Info 4"/>
  </office:meta>
</office:document-meta>
</file>